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6" style:family="table-cell" style:parent-style-name="Komma" style:data-style-name="N2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1017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h)</text:p>
          </table:table-cell>
          <table:table-cell office:value-type="string" table:style-name="ce2">
            <text:p>Logged (h)</text:p>
          </table:table-cell>
          <table:table-cell office:value-type="string" table:style-name="ce2">
            <text:p>Transaction</text:p>
          </table:table-cell>
          <table:table-cell table:number-columns-repeated="5" table:style-name="ce2"/>
          <table:table-cell office:value-type="string" table:style-name="ce2">
            <text:p>Function Points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3">
            <text:p>Restart Game</text:p>
          </table:table-cell>
          <table:table-cell office:value-type="string" table:style-name="ce5">
            <text:p>2.5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1" table:style-name="ce3">
            <text:p>1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3" table:style-name="ce3">
            <text:p>3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8.72</text:p>
          </table:table-cell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Jump</text:p>
          </table:table-cell>
          <table:table-cell office:value-type="float" office:value="7" table:style-name="ce7">
            <text:p>7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2" table:style-name="ce3">
            <text:p>2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5</text:p>
          </table:table-cell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Show Description</text:p>
          </table:table-cell>
          <table:table-cell office:value-type="string" table:style-name="ce5">
            <text:p>6.5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1" table:style-name="ce3">
            <text:p>1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1" table:style-name="ce3">
            <text:p>1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7.1</text:p>
          </table:table-cell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Show Highscore</text:p>
          </table:table-cell>
          <table:table-cell office:value-type="float" office:value="10.824999999999999" table:style-name="ce3">
            <text:p>10,825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ow</text:p>
          </table:table-cell>
          <table:table-cell office:value-type="float" office:value="1" table:style-name="ce3">
            <text:p>1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3" table:style-name="ce3">
            <text:p>3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8.48</text:p>
          </table:table-cell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Delete Account</text:p>
          </table:table-cell>
          <table:table-cell office:value-type="float" office:value="14.526999999999999" table:style-name="ce3">
            <text:p>14,527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1" table:style-name="ce3">
            <text:p>1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4" table:style-name="ce3">
            <text:p>4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4.8</text:p>
          </table:table-cell>
          <table:table-cell table:number-columns-repeated="16374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3">
            <text:p>Choose Level</text:p>
          </table:table-cell>
          <table:table-cell office:value-type="float" office:value="14.738" table:style-name="ce3">
            <text:p>14,738</text:p>
          </table:table-cell>
          <table:table-cell table:number-columns-repeated="2" table:style-name="ce3"/>
          <table:table-cell office:value-type="string" table:style-name="ce3">
            <text:p>Data Element Type</text:p>
          </table:table-cell>
          <table:table-cell office:value-type="string" table:style-name="ce3">
            <text:p>Record Element Type</text:p>
          </table:table-cell>
          <table:table-cell office:value-type="string" table:style-name="ce3">
            <text:p>File Type Referenc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Number of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put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Output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quiri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x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ow</text:p>
          </table:table-cell>
          <table:table-cell office:value-type="float" office:value="2" table:style-name="ce3">
            <text:p>2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Logical Fil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4" table:style-name="ce3">
            <text:p>4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3" table:style-name="ce3"/>
          <table:table-cell office:value-type="string" table:style-name="ce3">
            <text:p>External Interface Fil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ow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5.16</text:p>
          </table:table-cell>
          <table:table-cell table:number-columns-repeated="16374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9">
            <text:p>Use Case</text:p>
          </table:table-cell>
          <table:table-cell office:value-type="string" table:style-name="ce8">
            <text:p>Estimated time (h)</text:p>
          </table:table-cell>
          <table:table-cell office:value-type="string" table:style-name="ce8">
            <text:p>Function Points</text:p>
          </table:table-cell>
          <table:table-cell table:style-name="ce3">
            <draw:frame draw:z-index="1" draw:id="id0" draw:style-name="a0" draw:name="Diagramm 3" svg:x="0.01562in" svg:y="0.01302in" svg:width="6.60938in" svg:height="3.351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20" table:style-name="ce3"/>
          <table:table-cell table:number-columns-repeated="15360"/>
        </table:table-row>
        <table:table-row table:style-name="ro3">
          <table:table-cell office:value-type="string" table:style-name="ce10">
            <text:p>Restart Game</text:p>
          </table:table-cell>
          <table:table-cell office:value-type="float" office:value="2.5" table:style-name="ce4">
            <text:p>2,50</text:p>
          </table:table-cell>
          <table:table-cell office:value-type="float" office:value="18.72" table:style-name="ce4">
            <text:p>18,72</text:p>
          </table:table-cell>
          <table:table-cell table:number-columns-repeated="1021" table:style-name="ce3"/>
          <table:table-cell table:number-columns-repeated="15360"/>
        </table:table-row>
        <table:table-row table:style-name="ro3">
          <table:table-cell office:value-type="string" table:style-name="ce10">
            <text:p>Jump</text:p>
          </table:table-cell>
          <table:table-cell office:value-type="float" office:value="7" table:style-name="ce4">
            <text:p>7,00</text:p>
          </table:table-cell>
          <table:table-cell office:value-type="float" office:value="10.5" table:style-name="ce4">
            <text:p>10,50</text:p>
          </table:table-cell>
          <table:table-cell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3">
          <table:table-cell office:value-type="string" table:style-name="ce10">
            <text:p>Show Description</text:p>
          </table:table-cell>
          <table:table-cell office:value-type="float" office:value="6.5" table:style-name="ce4">
            <text:p>6,50</text:p>
          </table:table-cell>
          <table:table-cell office:value-type="float" office:value="7.1" table:style-name="ce4">
            <text:p>7,10</text:p>
          </table:table-cell>
          <table:table-cell table:number-columns-repeated="16381"/>
        </table:table-row>
        <table:table-row table:style-name="ro3">
          <table:table-cell office:value-type="string" table:style-name="ce10">
            <text:p>Show Highscore</text:p>
          </table:table-cell>
          <table:table-cell office:value-type="float" office:value="10.824999999999999" table:style-name="ce7">
            <text:p>10,825</text:p>
          </table:table-cell>
          <table:table-cell office:value-type="float" office:value="18.48" table:style-name="ce4">
            <text:p>18,48</text:p>
          </table:table-cell>
          <table:table-cell table:number-columns-repeated="16381"/>
        </table:table-row>
        <table:table-row table:style-name="ro3">
          <table:table-cell office:value-type="string" table:style-name="ce10">
            <text:p>Delete Account</text:p>
          </table:table-cell>
          <table:table-cell office:value-type="float" office:value="14.526999999999999" table:style-name="ce7">
            <text:p>14,527</text:p>
          </table:table-cell>
          <table:table-cell office:value-type="float" office:value="24.8" table:style-name="ce6">
            <text:p>24,80</text:p>
          </table:table-cell>
          <table:table-cell table:number-columns-repeated="16381"/>
        </table:table-row>
        <table:table-row table:style-name="ro3">
          <table:table-cell office:value-type="string" table:style-name="ce10">
            <text:p>Choose Level</text:p>
          </table:table-cell>
          <table:table-cell office:value-type="float" office:value="14.738" table:style-name="ce7">
            <text:p>14,738</text:p>
          </table:table-cell>
          <table:table-cell office:value-type="float" office:value="25.16" table:style-name="ce4">
            <text:p>25,16</text:p>
          </table:table-cell>
          <table:table-cell table:number-columns-repeated="16381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omma" style:family="table-cell" style:data-style-name="N36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Özen Beyazsahin</dc:creator>
    <meta:creation-date>2018-04-25T11:04:59Z</meta:creation-date>
    <dc:date>2018-05-02T06:41:25Z</dc:date>
    <meta:print-date>2018-05-01T11:34:24Z</meta:print-date>
    <meta:editing-cycles>40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1389in" svg:stroke-color="#c55a11" svg:stroke-opacity="98%" draw:stroke-linejoin="round" svg:stroke-linecap="round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1.3123622047244pt" svg:width="475.875433070866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function 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effort (hours)</text:p>
            </chart:title>
            <chart:grid chart:class="major" chart:style-name="GMa1"/>
          </chart:axis>
          <chart:series chart:values-cell-range-address="Tabelle1.$C$47:.$C$49" chart:class="chart:scatter" chart:attached-axis="primary-y" chart:style-name="G0S0">
            <chart:domain table:cell-range-address="Tabelle1.$B$47:.$B$49"/>
            <chart:regression-curve chart:style-name="T000">
              <chart:equation chart:automatic-content="true" chart:display-equation="true" chart:display-r-square="false" svg:x="215.397874015748pt" svg:y="53.58716535433071pt" chart:style-name="TL000"/>
            </chart:regression-curve>
            <chart:data-point chart:repeated="3"/>
          </chart:series>
          <chart:series chart:values-cell-range-address="Tabelle1.$C$50:.$C$52" chart:class="chart:scatter" chart:attached-axis="primary-y" chart:style-name="G0S1">
            <chart:domain table:cell-range-address="Tabelle1.$B$50:.$B$52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